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d598" officeooo:paragraph-rsid="000bd598"/>
    </style:style>
    <style:style style:name="P2" style:family="paragraph" style:parent-style-name="Standard">
      <style:text-properties fo:language="en" fo:country="US" officeooo:rsid="000ccf38" officeooo:paragraph-rsid="000ccf38"/>
    </style:style>
    <style:style style:name="P3" style:family="paragraph" style:parent-style-name="Standard">
      <style:text-properties fo:language="ru" fo:country="RU" officeooo:rsid="000bd598" officeooo:paragraph-rsid="000bd598"/>
    </style:style>
    <style:style style:name="P4" style:family="paragraph" style:parent-style-name="Standard">
      <style:text-properties fo:language="ru" fo:country="RU" officeooo:rsid="000ccf38" officeooo:paragraph-rsid="000bd598"/>
    </style:style>
    <style:style style:name="P5" style:family="paragraph" style:parent-style-name="Standard">
      <style:text-properties fo:language="ru" fo:country="RU" officeooo:rsid="000dbaa1" officeooo:paragraph-rsid="000dbaa1"/>
    </style:style>
    <style:style style:name="P6" style:family="paragraph" style:parent-style-name="Standard">
      <style:text-properties fo:language="ru" fo:country="RU" officeooo:rsid="000e7871" officeooo:paragraph-rsid="000e7871"/>
    </style:style>
    <style:style style:name="P7" style:family="paragraph" style:parent-style-name="Footnote">
      <style:text-properties officeooo:rsid="000e7871" officeooo:paragraph-rsid="000e7871"/>
    </style:style>
    <style:style style:name="P8" style:family="paragraph" style:parent-style-name="Standard" style:list-style-name="L1">
      <style:text-properties fo:language="ru" fo:country="RU" officeooo:rsid="000cfe58" officeooo:paragraph-rsid="000cfe58"/>
    </style:style>
    <style:style style:name="P9" style:family="paragraph" style:parent-style-name="Standard" style:list-style-name="L1">
      <style:text-properties fo:language="ru" fo:country="RU" officeooo:rsid="000dbaa1" officeooo:paragraph-rsid="000dbaa1"/>
    </style:style>
    <style:style style:name="P10" style:family="paragraph" style:parent-style-name="Standard" style:list-style-name="L1">
      <style:text-properties fo:language="ru" fo:country="RU" officeooo:rsid="000dbaa1" officeooo:paragraph-rsid="00147055"/>
    </style:style>
    <style:style style:name="P11" style:family="paragraph" style:parent-style-name="Standard" style:list-style-name="L2">
      <style:text-properties fo:language="ru" fo:country="RU" officeooo:rsid="000dbaa1" officeooo:paragraph-rsid="000dbaa1"/>
    </style:style>
    <style:style style:name="P12" style:family="paragraph" style:parent-style-name="Standard" style:list-style-name="L2">
      <style:text-properties fo:language="ru" fo:country="RU" officeooo:rsid="00138db9" officeooo:paragraph-rsid="00138db9"/>
    </style:style>
    <style:style style:name="P13" style:family="paragraph" style:parent-style-name="Standard" style:list-style-name="L2">
      <style:text-properties fo:language="ru" fo:country="RU" officeooo:rsid="00147055" officeooo:paragraph-rsid="00147055"/>
    </style:style>
    <style:style style:name="P14" style:family="paragraph" style:parent-style-name="Standard" style:list-style-name="L3">
      <style:text-properties fo:language="ru" fo:country="RU" officeooo:rsid="000e7871" officeooo:paragraph-rsid="000e7871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c3036"/>
    </style:style>
    <style:style style:name="T4" style:family="text">
      <style:text-properties fo:language="ru" fo:country="RU" officeooo:rsid="000ccf38"/>
    </style:style>
    <style:style style:name="T5" style:family="text">
      <style:text-properties fo:language="ru" fo:country="RU" officeooo:rsid="000cfe58"/>
    </style:style>
    <style:style style:name="T6" style:family="text">
      <style:text-properties fo:language="ru" fo:country="RU" officeooo:rsid="001920e6"/>
    </style:style>
    <style:style style:name="T7" style:family="text">
      <style:text-properties officeooo:rsid="00114af1"/>
    </style:style>
    <style:style style:name="T8" style:family="text">
      <style:text-properties officeooo:rsid="00136b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лный текст <text:span text:style-name="T1">LGPL v.2.1 </text:span><text:span text:style-name="T2">на русском языке доступен по ссылке: </text:span><text:a xlink:type="simple" xlink:href="http://ru.wikisource.org/wiki/GNU_Lesser_General_Public_License">http://ru.wikisource.org/wiki/GNU_Lesser_General_Public_License</text:a></text:p>
      <text:p text:style-name="P3"/>
      <text:p text:style-name="P1"><text:span text:style-name="T2">Хотя он не является официальным с точки зрения </text:span><text:span text:style-name="T1">FSF </text:span><text:span text:style-name="T2">и должен быть заменен на оригинальный английский текст, </text:span><text:span text:style-name="T6">он может быть использован (признан корректным переводом) по соглашению сторон, либо посредством нотариального заверения.</text:span></text:p>
      <text:p text:style-name="P4"/>
      <text:p text:style-name="Subtitle"><text:span text:style-name="T2">Краткий</text:span> свод <text:span text:style-name="T2">правил, описывающих наше понимание </text:span>LGPL v.2.1 <text:span text:style-name="T2">применительно к проектам Турбо9.</text:span></text:p>
      <text:p text:style-name="P2"><text:span text:style-name="T2">Вы </text:span><text:span text:style-name="T5">имеете право:</text:span></text:p>
      <text:list xml:id="list90644835053987989" text:style-name="L1">
        <text:list-item>
          <text:p text:style-name="P8">распространять проект в составе своего продукта или отдельно</text:p>
        </text:list-item>
        <text:list-item>
          <text:p text:style-name="P9">модифицировать проект</text:p>
        </text:list-item>
        <text:list-item>
          <text:p text:style-name="P10"><text:span text:style-name="T7">взимать</text:span> плату за техническую поддержку проекта</text:p>
        </text:list-item>
      </text:list>
      <text:p text:style-name="P5"/>
      <text:p text:style-name="P5">Вы обязаны:</text:p>
      <text:list xml:id="list5896315844635912474" text:style-name="L2">
        <text:list-item>
          <text:p text:style-name="P11">распространять проект (оригинальный или модифицированный) вместе с исходным кодом</text:p>
        </text:list-item>
        <text:list-item>
          <text:p text:style-name="P11">распространять проект (оригинальный или модифицированный) на условиях <text:span text:style-name="T1">LGPL v.2.1</text:span></text:p>
        </text:list-item>
        <text:list-item>
          <text:p text:style-name="P12">при модификации проекта — добавлять к нему уведомления о факте и дате внесения изменений</text:p>
        </text:list-item>
        <text:list-item>
          <text:p text:style-name="P13">не вносить зависимостей от других проектов и данных, кроме действительно необходимых</text:p>
        </text:list-item>
      </text:list>
      <text:p text:style-name="P5"/>
      <text:p text:style-name="P6">Вы не обязаны:</text:p>
      <text:list xml:id="list1507216246015826317" text:style-name="L3">
        <text:list-item>
          <text:p text:style-name="P14">распространять ваш продукт, содержащий проект в своем составе, вместе с исходным кодом, бесплатно или по <text:span text:style-name="T1">copyleft - </text:span>лицензии</text:p>
        </text:list-item>
        <text:list-item>
          <text:p text:style-name="P14">публиковать ваши изменения к проекту (в том числе не входящие в состав какого-либо продукта)<text:note text:id="ftn1" text:note-class="footnote"><text:note-citation>1</text:note-citation><text:note-body><text:p text:style-name="P7">Хотя это рекомендуется <text:span text:style-name="T8">для вспомогательных проектов в целях облегчения возможности слияния ваших наработок с общей кодовой базой.</text:span></text:p></text:note-body></text:not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16:01:23.024000000</meta:creation-date>
    <dc:date>2014-12-03T03:47:29.399000000</dc:date>
    <meta:editing-duration>PT18M31S</meta:editing-duration>
    <meta:editing-cycles>9</meta:editing-cycles>
    <meta:generator>LibreOffice/4.1.0.4$Windows_x86 LibreOffice_project/89ea49ddacd9aa532507cbf852f2bb22b1ace28</meta:generator>
    <meta:document-statistic meta:table-count="0" meta:image-count="0" meta:object-count="0" meta:page-count="1" meta:paragraph-count="16" meta:word-count="178" meta:character-count="1298" meta:non-whitespace-character-count="1144"/>
  </office:meta>
</office:document-meta>
</file>